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fo:font-size="11pt" officeooo:paragraph-rsid="0013d47c" style:font-size-asian="9.60000038146973pt" style:font-size-complex="11pt"/>
    </style:style>
    <style:style style:name="P2" style:family="paragraph" style:parent-style-name="Standard">
      <style:paragraph-properties fo:text-align="justify" style:justify-single-word="false"/>
      <style:text-properties fo:font-size="10pt" officeooo:paragraph-rsid="0013d47c" style:font-size-asian="10pt" style:font-size-complex="10pt"/>
    </style:style>
    <style:style style:name="P3" style:family="paragraph" style:parent-style-name="Standard">
      <style:paragraph-properties fo:text-align="justify" style:justify-single-word="false"/>
      <style:text-properties fo:font-size="10pt" officeooo:paragraph-rsid="00173371" style:font-size-asian="10pt" style:font-size-complex="10pt"/>
    </style:style>
    <style:style style:name="P4" style:family="paragraph" style:parent-style-name="Standard">
      <style:paragraph-properties fo:text-align="justify" style:justify-single-word="false"/>
      <style:text-properties fo:font-size="14pt" fo:font-weight="bold" officeooo:paragraph-rsid="0013d47c"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13d47c" officeooo:paragraph-rsid="0013d47c"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18767a" officeooo:paragraph-rsid="0018767a" style:font-size-asian="14pt" style:font-weight-asian="bold" style:font-size-complex="14pt" style:font-weight-complex="bold"/>
    </style:style>
    <style:style style:name="P7" style:family="paragraph" style:parent-style-name="Standard">
      <style:paragraph-properties fo:text-align="justify" style:justify-single-word="false"/>
      <style:text-properties officeooo:rsid="0013d47c" officeooo:paragraph-rsid="0013d47c"/>
    </style:style>
    <style:style style:name="P8" style:family="paragraph" style:parent-style-name="Standard">
      <style:paragraph-properties fo:text-align="justify" style:justify-single-word="false"/>
      <style:text-properties fo:font-size="11pt" officeooo:rsid="0013d47c" officeooo:paragraph-rsid="0013d47c" style:font-size-asian="9.60000038146973pt" style:font-size-complex="11pt"/>
    </style:style>
    <style:style style:name="P9" style:family="paragraph" style:parent-style-name="Standard">
      <style:paragraph-properties fo:text-align="justify" style:justify-single-word="false"/>
      <style:text-properties fo:font-size="11pt" officeooo:rsid="0014a695" officeooo:paragraph-rsid="0013d47c" style:font-size-asian="9.60000038146973pt" style:font-size-complex="11pt"/>
    </style:style>
    <style:style style:name="P10" style:family="paragraph" style:parent-style-name="Standard">
      <style:paragraph-properties fo:text-align="justify" style:justify-single-word="false"/>
      <style:text-properties fo:font-size="11pt" officeooo:rsid="0014a695" officeooo:paragraph-rsid="0014a695" style:font-size-asian="9.60000038146973pt" style:font-size-complex="11pt"/>
    </style:style>
    <style:style style:name="P11" style:family="paragraph" style:parent-style-name="Standard">
      <style:paragraph-properties fo:text-align="justify" style:justify-single-word="false"/>
      <style:text-properties fo:font-size="11pt" officeooo:rsid="00173371" officeooo:paragraph-rsid="00173371" style:font-size-asian="9.60000038146973pt" style:font-size-complex="11pt"/>
    </style:style>
    <style:style style:name="P12" style:family="paragraph" style:parent-style-name="Standard">
      <style:paragraph-properties fo:text-align="justify" style:justify-single-word="false"/>
      <style:text-properties fo:font-size="11pt" officeooo:rsid="001546f8" officeooo:paragraph-rsid="001546f8" style:font-size-asian="9.60000038146973pt" style:font-size-complex="11pt"/>
    </style:style>
    <style:style style:name="P13" style:family="paragraph" style:parent-style-name="Standard">
      <style:paragraph-properties fo:text-align="justify" style:justify-single-word="false"/>
      <style:text-properties fo:font-size="11pt" officeooo:rsid="0018767a" officeooo:paragraph-rsid="0018767a" style:font-size-asian="9.60000038146973pt" style:font-size-complex="11pt"/>
    </style:style>
    <style:style style:name="P14" style:family="paragraph" style:parent-style-name="Standard">
      <style:paragraph-properties fo:text-align="justify" style:justify-single-word="false"/>
      <style:text-properties fo:font-size="11pt" officeooo:rsid="0019769b" officeooo:paragraph-rsid="0019769b" style:font-size-asian="9.60000038146973pt" style:font-size-complex="11pt"/>
    </style:style>
    <style:style style:name="P15" style:family="paragraph" style:parent-style-name="Standard">
      <style:paragraph-properties fo:text-align="justify" style:justify-single-word="false"/>
      <style:text-properties fo:color="#000000" style:font-name="courier" fo:font-size="11pt" officeooo:rsid="0013d47c" officeooo:paragraph-rsid="0013d47c" style:font-name-asian="courier" style:font-size-asian="9.60000038146973pt" style:font-name-complex="courier" style:font-size-complex="11pt"/>
    </style:style>
    <style:style style:name="P16" style:family="paragraph" style:parent-style-name="Standard">
      <style:paragraph-properties fo:text-align="justify" style:justify-single-word="false"/>
      <style:text-properties fo:color="#000000" style:font-name="Times New Roman" fo:font-size="11pt" officeooo:rsid="0013d47c" officeooo:paragraph-rsid="0013d47c" style:font-name-asian="courier" style:font-size-asian="9.60000038146973pt" style:font-name-complex="courier" style:font-size-complex="11pt"/>
    </style:style>
    <style:style style:name="P17" style:family="paragraph" style:parent-style-name="Standard">
      <style:paragraph-properties fo:margin-left="0.496cm" fo:margin-right="0cm" fo:text-align="justify" style:justify-single-word="false" fo:text-indent="0cm" style:auto-text-indent="false"/>
      <style:text-properties fo:font-size="11pt" officeooo:rsid="001546f8" officeooo:paragraph-rsid="001546f8" style:font-size-asian="9.60000038146973pt" style:font-size-complex="11pt"/>
    </style:style>
    <style:style style:name="P18" style:family="paragraph" style:parent-style-name="Standard">
      <style:paragraph-properties fo:margin-left="0.496cm" fo:margin-right="0cm" fo:text-align="justify" style:justify-single-word="false" fo:text-indent="0cm" style:auto-text-indent="false"/>
      <style:text-properties fo:font-size="11pt" officeooo:rsid="0019769b" officeooo:paragraph-rsid="0019769b" style:font-size-asian="9.60000038146973pt" style:font-size-complex="11pt"/>
    </style:style>
    <style:style style:name="P19" style:family="paragraph" style:parent-style-name="Standard">
      <style:paragraph-properties fo:margin-left="0.496cm" fo:margin-right="0cm" fo:text-align="justify" style:justify-single-word="false" fo:text-indent="0cm" style:auto-text-indent="false"/>
      <style:text-properties fo:font-size="11pt" officeooo:paragraph-rsid="0019769b" style:font-size-asian="9.60000038146973pt" style:font-size-complex="11pt"/>
    </style:style>
    <style:style style:name="P20" style:family="paragraph" style:parent-style-name="Standard">
      <style:paragraph-properties fo:margin-left="0.496cm" fo:margin-right="0cm" fo:text-align="justify" style:justify-single-word="false" fo:text-indent="0cm" style:auto-text-indent="false"/>
      <style:text-properties fo:font-size="11pt" officeooo:paragraph-rsid="001a5b66" style:font-size-asian="9.60000038146973pt" style:font-size-complex="11pt"/>
    </style:style>
    <style:style style:name="P21" style:family="paragraph" style:parent-style-name="Standard">
      <style:paragraph-properties fo:margin-left="0.496cm" fo:margin-right="0cm" fo:text-align="justify" style:justify-single-word="false" fo:text-indent="0cm" style:auto-text-indent="false"/>
      <style:text-properties fo:font-size="11pt" officeooo:paragraph-rsid="001ba7f9" style:font-size-asian="9.60000038146973pt" style:font-size-complex="11pt"/>
    </style:style>
    <style:style style:name="P22" style:family="paragraph" style:parent-style-name="Standard">
      <style:paragraph-properties fo:margin-left="0.496cm" fo:margin-right="0cm" fo:text-align="justify" style:justify-single-word="false" fo:text-indent="0cm" style:auto-text-indent="false"/>
      <style:text-properties fo:font-size="11pt" officeooo:paragraph-rsid="001baddb" style:font-size-asian="9.60000038146973pt" style:font-size-complex="11pt"/>
    </style:style>
    <style:style style:name="P23" style:family="paragraph" style:parent-style-name="Standard">
      <style:paragraph-properties fo:margin-left="0.496cm" fo:margin-right="0cm" fo:text-align="justify" style:justify-single-word="false" fo:text-indent="0cm" style:auto-text-indent="false"/>
      <style:text-properties fo:font-size="11pt" officeooo:paragraph-rsid="001e22b4" style:font-size-asian="9.60000038146973pt" style:font-size-complex="11pt"/>
    </style:style>
    <style:style style:name="P24" style:family="paragraph" style:parent-style-name="Standard">
      <style:paragraph-properties fo:margin-left="0.496cm" fo:margin-right="0cm" fo:text-align="justify" style:justify-single-word="false" fo:text-indent="0cm" style:auto-text-indent="false"/>
      <style:text-properties fo:font-size="11pt" officeooo:paragraph-rsid="0020dba0" style:font-size-asian="9.60000038146973pt" style:font-size-complex="11pt"/>
    </style:style>
    <style:style style:name="P25" style:family="paragraph" style:parent-style-name="Standard">
      <style:paragraph-properties fo:margin-left="0.496cm" fo:margin-right="0cm" fo:text-align="justify" style:justify-single-word="false" fo:text-indent="0cm" style:auto-text-indent="false"/>
      <style:text-properties fo:font-size="11pt" officeooo:rsid="001a5b66" officeooo:paragraph-rsid="0019769b" style:font-size-asian="9.60000038146973pt" style:font-size-complex="11pt"/>
    </style:style>
    <style:style style:name="P26" style:family="paragraph" style:parent-style-name="Standard">
      <style:paragraph-properties fo:margin-left="0.496cm" fo:margin-right="0cm" fo:text-align="justify" style:justify-single-word="false" fo:text-indent="0cm" style:auto-text-indent="false"/>
      <style:text-properties fo:font-size="11pt" officeooo:rsid="001a5b66" officeooo:paragraph-rsid="001a5b66" style:font-size-asian="9.60000038146973pt" style:font-size-complex="11pt"/>
    </style:style>
    <style:style style:name="P27" style:family="paragraph" style:parent-style-name="Standard">
      <style:paragraph-properties fo:margin-left="0.496cm" fo:margin-right="0cm" fo:text-align="justify" style:justify-single-word="false" fo:text-indent="0cm" style:auto-text-indent="false"/>
      <style:text-properties fo:font-size="11pt" officeooo:rsid="001ba7f9" officeooo:paragraph-rsid="001a5b66" style:font-size-asian="9.60000038146973pt" style:font-size-complex="11pt"/>
    </style:style>
    <style:style style:name="P28" style:family="paragraph" style:parent-style-name="Standard">
      <style:paragraph-properties fo:margin-left="0.496cm" fo:margin-right="0cm" fo:text-align="justify" style:justify-single-word="false" fo:text-indent="0cm" style:auto-text-indent="false"/>
      <style:text-properties fo:font-size="11pt" officeooo:rsid="001ba7f9" officeooo:paragraph-rsid="001ba7f9" style:font-size-asian="9.60000038146973pt" style:font-size-complex="11pt"/>
    </style:style>
    <style:style style:name="P29" style:family="paragraph" style:parent-style-name="Standard">
      <style:paragraph-properties fo:margin-left="0.496cm" fo:margin-right="0cm" fo:text-align="justify" style:justify-single-word="false" fo:text-indent="0cm" style:auto-text-indent="false"/>
      <style:text-properties fo:font-size="10pt" officeooo:paragraph-rsid="0019769b" style:font-size-asian="10pt" style:font-size-complex="10pt"/>
    </style:style>
    <style:style style:name="P30" style:family="paragraph" style:parent-style-name="Standard">
      <style:paragraph-properties fo:margin-left="0.496cm" fo:margin-right="0cm" fo:text-align="justify" style:justify-single-word="false" fo:text-indent="0cm" style:auto-text-indent="false"/>
      <style:text-properties fo:font-size="12pt" fo:font-weight="bold" officeooo:rsid="0019769b" officeooo:paragraph-rsid="0020dba0" style:font-size-asian="12pt" style:font-weight-asian="bold" style:font-size-complex="12pt" style:font-weight-complex="bold"/>
    </style:style>
    <style:style style:name="T1" style:family="text">
      <style:text-properties officeooo:rsid="0013d47c"/>
    </style:style>
    <style:style style:name="T2" style:family="text">
      <style:text-properties fo:color="#0000ff" style:font-name="courier" officeooo:rsid="0013d47c" style:font-name-asian="courier" style:font-name-complex="courier"/>
    </style:style>
    <style:style style:name="T3" style:family="text">
      <style:text-properties fo:color="#0000ff" style:font-name="courier" officeooo:rsid="00173371" style:font-name-asian="courier" style:font-name-complex="courier"/>
    </style:style>
    <style:style style:name="T4" style:family="text">
      <style:text-properties fo:color="#0000ff" style:font-name="courier" officeooo:rsid="0019769b" style:font-name-asian="courier" style:font-name-complex="courier"/>
    </style:style>
    <style:style style:name="T5" style:family="text">
      <style:text-properties fo:color="#000000" style:font-name="courier" officeooo:rsid="0013d47c" style:font-name-asian="courier" style:font-name-complex="courier"/>
    </style:style>
    <style:style style:name="T6" style:family="text">
      <style:text-properties fo:color="#000000" style:font-name="courier" officeooo:rsid="00173371" style:font-name-asian="courier" style:font-name-complex="courier"/>
    </style:style>
    <style:style style:name="T7" style:family="text">
      <style:text-properties fo:color="#000000" style:font-name="courier" officeooo:rsid="0019769b" style:font-name-asian="courier" style:font-name-complex="courier"/>
    </style:style>
    <style:style style:name="T8" style:family="text">
      <style:text-properties officeooo:rsid="0014a695"/>
    </style:style>
    <style:style style:name="T9" style:family="text">
      <style:text-properties officeooo:rsid="001546f8"/>
    </style:style>
    <style:style style:name="T10" style:family="text">
      <style:text-properties officeooo:rsid="0019769b"/>
    </style:style>
    <style:style style:name="T11" style:family="text">
      <style:text-properties officeooo:rsid="001a5b66"/>
    </style:style>
    <style:style style:name="T12" style:family="text">
      <style:text-properties officeooo:rsid="001ba7f9"/>
    </style:style>
    <style:style style:name="T13" style:family="text">
      <style:text-properties fo:font-weight="bold" officeooo:rsid="001a5b66" style:font-weight-asian="bold" style:font-weight-complex="bold"/>
    </style:style>
    <style:style style:name="T14" style:family="text">
      <style:text-properties fo:font-weight="bold" officeooo:rsid="001ba7f9" style:font-weight-asian="bold" style:font-weight-complex="bold"/>
    </style:style>
    <style:style style:name="T15" style:family="text">
      <style:text-properties fo:font-weight="bold" officeooo:rsid="001baddb" style:font-weight-asian="bold" style:font-weight-complex="bold"/>
    </style:style>
    <style:style style:name="T16" style:family="text">
      <style:text-properties officeooo:rsid="001baddb"/>
    </style:style>
    <style:style style:name="T17" style:family="text">
      <style:text-properties officeooo:rsid="001cc634"/>
    </style:style>
    <style:style style:name="T18" style:family="text">
      <style:text-properties officeooo:rsid="001e22b4"/>
    </style:style>
    <style:style style:name="T19" style:family="text">
      <style:text-properties officeooo:rsid="002021ca"/>
    </style:style>
    <style:style style:name="T20" style:family="text">
      <style:text-properties officeooo:rsid="00209848"/>
    </style:style>
    <style:style style:name="T21" style:family="text">
      <style:text-properties officeooo:rsid="0020dba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Parsing the files</text:p>
      <text:p text:style-name="P7"/>
      <text:p text:style-name="P8">The first step in the development of both K-Means and PCA algorithms has been the development of a parsing function for the ARFF files. For this purpose, the documents have been read line by line, and the comment lines, empty lines and types definition lines have been discarded.</text:p>
      <text:p text:style-name="P8"/>
      <text:p text:style-name="P8">The signature for the function is the following one:</text:p>
      <text:p text:style-name="P8"/>
      <text:p text:style-name="P2"><text:span text:style-name="T2">function</text:span><text:span text:style-name="T5"> [ matrix ] = parser_ariff( path )</text:span></text:p>
      <text:p text:style-name="P15"/>
      <text:p text:style-name="P16">As it can be seen, the input value is the path of the data set to load, while the output value is an array of integers representing the matrix parsed from the input file.</text:p>
      <text:p text:style-name="P8"/>
      <text:p text:style-name="P8">The lines containing the matrix data have been parsed by converting the comma-separated rows (which represent individuals of the population) into their fields, and the column representing the classification of those individuals have been discarded. That is so because the goal of the practice is to implement an unsupervised classifier, and thus there is no need to maintain the classifier for each element.</text:p>
      <text:p text:style-name="P8"/>
      <text:p text:style-name="P8">For the fields containing unknown values, a NaN (Not a Number) value has been assigned in order to transform the rest of the fields from strings to numeric values.</text:p>
      <text:p text:style-name="P8"/>
      <text:p text:style-name="P8"/>
      <text:p text:style-name="P4"><text:span text:style-name="T1">2. Standarizing the data </text:span><text:span text:style-name="T8">and assigning missing values</text:span></text:p>
      <text:p text:style-name="P8"/>
      <text:p text:style-name="P1"><text:span text:style-name="T1">Once the matrix is obtained, the data is standarized to give an equal importance to all the fields of the data, </text:span><text:span text:style-name="T9">and in the process the value for the outliers is assigned</text:span><text:span text:style-name="T1">.</text:span></text:p>
      <text:p text:style-name="P8"/>
      <text:p text:style-name="P1"><text:span text:style-name="T1">A standarization process has been chosen over normalization because of the continuous nature of the variables. Since the variables of the data set represent a continuous value over the feature, and since the features follow a normal distribution, it's better to standarize </text:span><text:span text:style-name="T8">to avoid features containing elements at various standard devations from the mean from gaining importance over the features not containing them.</text:span></text:p>
      <text:p text:style-name="P9"/>
      <text:p text:style-name="P10">For example, if a feature had an individual past the second standard deviation (P &lt; 0.95) this feature data would be more compressed if normalized than another without any individual past the second standard deviation, since this individual would have a value of 0 or 1 for this feature.</text:p>
      <text:p text:style-name="P10"/>
      <text:p text:style-name="P10">On the other hand, when standarizing, 67% of the population will fall within one standard deviation, independently of the existence of outliers or low probability individuals that could fall past the second standard deviation.</text:p>
      <text:p text:style-name="P10"/>
      <text:p text:style-name="P11">The function developed to perform the standarization and assignment of missing values has the following signature:</text:p>
      <text:p text:style-name="P11"/>
      <text:p text:style-name="P3"><text:span text:style-name="T3">function</text:span><text:span text:style-name="T6"> [ matrixZ ] = standarizer( matrix )</text:span></text:p>
      <text:p text:style-name="P10"/>
      <text:p text:style-name="P12">The process followed to standarize the data is the following one for each feature:</text:p>
      <text:p text:style-name="P12"/>
      <text:p text:style-name="P17">1. Calculate the mean of the feature ignoring the unknown values (NaNs)</text:p>
      <text:p text:style-name="P17">2. Assign the obtained mean to the unknown values</text:p>
      <text:p text:style-name="P17">3. Standarize the feature</text:p>
      <text:p text:style-name="P12"/>
      <text:p text:style-name="P12">This process is done simultaneously for all features of the data set by working with all of the columns (features) of the matrix at the same time.</text:p>
      <text:p text:style-name="P12"/>
      <text:p text:style-name="P12"/>
      <text:p text:style-name="P6">3. Implementation of the K-Means</text:p>
      <text:p text:style-name="P13"/>
      <text:p text:style-name="P30"><text:soft-page-break/><text:span text:style-name="T21">3.1 The K-Means function</text:span></text:p>
      <text:p text:style-name="P14"/>
      <text:p text:style-name="P18">The K-Means algorithm has been implemented inside a funcion named k_means, which has the following signature:</text:p>
      <text:p text:style-name="P18"/>
      <text:p text:style-name="P29"><text:span text:style-name="T4">function</text:span><text:span text:style-name="T7"> [ membership, centroids, sumWD ] = k_means( dataMatrix, k, seed )</text:span></text:p>
      <text:p text:style-name="P18"/>
      <text:p text:style-name="P19"><text:span text:style-name="T10">As it can be seen, the function accepts three input parameters, and gives three parameters as output. </text:span><text:span text:style-name="T11">The input parameters represent the following:</text:span></text:p>
      <text:p text:style-name="P25"/>
      <text:p text:style-name="P20"><text:span text:style-name="T13">dataMatrix</text:span><text:span text:style-name="T11"> </text:span><text:span text:style-name="T12">-</text:span><text:span text:style-name="T11"> This parameter is the matrix over which the k-means algorithm will perform the clustering. Each row of the matrix is an individual of the population and each column one of the features.</text:span></text:p>
      <text:p text:style-name="P26"/>
      <text:p text:style-name="P20"><text:span text:style-name="T14">k</text:span><text:span text:style-name="T12"> -</text:span><text:span text:style-name="T11"> Is the number of clusters the data will be classified in.</text:span></text:p>
      <text:p text:style-name="P26"/>
      <text:p text:style-name="P20"><text:span text:style-name="T14">s</text:span><text:span text:style-name="T13">eed</text:span><text:span text:style-name="T11"> </text:span><text:span text:style-name="T12">-</text:span><text:span text:style-name="T11"> It's an integer number used as seed for a random number generator. The </text:span><text:span text:style-name="T12">method</text:span><text:span text:style-name="T11"> to select the </text:span><text:span text:style-name="T12">initial</text:span><text:span text:style-name="T11"> seeds of </text:span><text:span text:style-name="T12">the K-Means algorithm consists on assigning each individual to a cluster and then calculating the centroids of each cluster.</text:span></text:p>
      <text:p text:style-name="P27"/>
      <text:p text:style-name="P28">Ithe three output parameters of this funcion are the following:</text:p>
      <text:p text:style-name="P28"/>
      <text:p text:style-name="P21"><text:span text:style-name="T14">membership</text:span><text:span text:style-name="T12"> – Vector with as many positions as individuals in the original data matrix, each position representing the cluster assigned to the individual.</text:span></text:p>
      <text:p text:style-name="P28"/>
      <text:p text:style-name="P21"><text:span text:style-name="T14">centroids</text:span><text:span text:style-name="T12"> – Array with as many columns as the original matrix (features), and as many rows as clusters. Each row represents the centroid for one of the clusters, and each column the position of the centroids for the feature.</text:span></text:p>
      <text:p text:style-name="P28"/>
      <text:p text:style-name="P22"><text:span text:style-name="T15">sumWD</text:span><text:span text:style-name="T16"> – Vector with as many positions as clusters. Each position indicates the inertia of the cluster. The inertia is </text:span><text:span text:style-name="T17">the sum of the euclidean distances between the cluster centroid and each of its members.</text:span></text:p>
      <text:p text:style-name="P22"><text:span text:style-name="T17"/></text:p>
      <text:p text:style-name="P23"><text:span text:style-name="T18">Our K-Means algorithm implementation starts out by assigning each individual to one of the K clusters randomly, and then calculating it's centroids. This way, the initial seeds are obtained for the algorithm to run. Then it clusters the individuals to the centroids by using the </text:span><text:span text:style-name="T19">euclidean</text:span><text:span text:style-name="T18"> distance between each individual and each centroid, assigning the individual to the nearest centroid.</text:span></text:p>
      <text:p text:style-name="P23"><text:span text:style-name="T18"/></text:p>
      <text:p text:style-name="P23"><text:span text:style-name="T18">This process </text:span><text:span text:style-name="T20">is repeated</text:span><text:span text:style-name="T18"> iteratively, Recalculating the centroids for the new clusters and then creating the clusters again using the newly calculated centroids to assign the individuals to each cluster. The process stops when there is convergence, that is, the centroids don't change anymore and each individual is re-assigned to the same cluster to which it was assigned </text:span><text:span text:style-name="T21">the previous iteration</text:span><text:span text:style-name="T18">.</text:span></text:p>
      <text:p text:style-name="P23"><text:span text:style-name="T18"/></text:p>
      <text:p text:style-name="P23"><text:span text:style-name="T18"/></text:p>
      <text:p text:style-name="P24"><text:span text:style-name="T21">3.2 Generating and selecting the clust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7T12:13:51</meta:creation-date>
    <dc:date>2012-10-27T15:06:10</dc:date>
    <meta:editing-duration>PT2H19M20S</meta:editing-duration>
    <meta:editing-cycles>12</meta:editing-cycles>
    <meta:generator>LibreOffice/3.6$MacOSX_x86 LibreOffice_project/e29a214-2bbed72-0621de6-a97528c-8f066d</meta:generator>
    <meta:document-statistic meta:table-count="0" meta:image-count="0" meta:object-count="0" meta:page-count="2" meta:paragraph-count="34" meta:word-count="853" meta:character-count="5175" meta:non-whitespace-character-count="4356"/>
  </office:meta>
</office:document-meta>
</file>